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before 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Yithro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ccording to a note on the front cover, this sermon was edited and reused in 1892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Sabbath Ytr<text:span text:style-name="T2">ó</text:span><text:span text:style-name="T3">/</text:span></text:p>
      <text:p text:style-name="P7"><text:span text:style-name="T3">It was altered &amp; lengthened &amp; corrected/</text:span></text:p>
      <text:p text:style-name="P7"><text:span text:style-name="T3">in 1892 for [Hebrew]/</text:span></text:p>
      <text:p text:style-name="P6"><text:span text:style-name="T3">[Note: The number 40 is written in pencil and circled in the top right corner of the page.]</text:span></text:p>
      <text:p text:style-name="P6"><text:span text:style-name="T3"/></text:p>
      <text:p text:style-name="P6"><text:span text:style-name="T3">[Page 1]</text:span></text:p>
      <text:p text:style-name="P6"><text:span text:style-name="T3">It is a wonder of God, that communities do not break/ loose of all restraints, and run riot. <text:s/>The Christian/ Church nourishes cormorants, who after having been richly/ fed, bite the hand which </text:span><text:span text:style-name="T4">afforded</text:span><text:span text:style-name="T6"> gave [?]. <text:s/>The Jewish/ church </text:span><text:span text:style-name="T4">gives birth to</text:span><text:span text:style-name="T6"> brings up ravagers, who sally forth with ham-/-mer and axe[sic!] to tear down the fortress which Moses has/ built. <text:s/>Say, friends. <text:s/>From whom shall the people learn the way/ leading to righteousness, since men appointed to teach it,/ are fast falling back? <text:s/>For my part, I entertain/ decided opinions. <text:s/>Paradoxical as it may seem, I honestly/ think that to relieve the simple-hearted from a state of per-/-plexity, when in search of religion, the voice of the pulpit/ ought to be stiffled[sic!]. <text:s/>The young not hearing the sound/ of heresies with audacious constancy, might be less apt to/ grow skeptic. <text:s/>The </text:span><text:span text:style-name="T4">germs</text:span><text:span text:style-name="T6"> seeds of harassing doubts, might/ not then be implanted, where piety should drop sweet/ nectar refreshing the soul. <text:s/>But how can our/ children be now supported in a belief essential to society at/ large, and to their individual happiness, when preachers of/ the new and of the old creed, combine forces to batter down/ the bulwark of morality?/</text:span></text:p>
      <text:p text:style-name="P6"><text:soft-page-break/><text:span text:style-name="T6"/></text:p>
      <text:p text:style-name="P6"><text:span text:style-name="T6">[Page 2]</text:span></text:p>
      <text:p text:style-name="P6"><text:span text:style-name="T6">The Decalogue, whose very first sentence introductory of the all-important subject, a renowned/ French statesman lately declared to surpass in majesty of/ diction all that Demostenes or Cicero ever wrote, the De-/-calogue hitherto recognized as the prime factor in civiliza-/-tion, is now decried as antiquated and barabarous. <text:s/>The Christ-/-ian levels at it his sharp arrows, because "the ten com-/-mandments are but a string of negatives". <text:s/>I quote the/ words of the pampered divine. <text:s/>The Jew bespatters it with/ mire because the God of Sinai pronounces Judgment a-/-gainst the offspring of sinners. <text:s/>We have arrived at/ this unfortunate pass. <text:s/>To defend the dearest interests of/ mankind, we must keep ever awake, and guard against/ external and internal assaults. <text:s/>Reasonings direct and/ forcible, we must oppose to seductive arguments./ <text:s/>Well then: What else than </text:span><text:span text:style-name="T7">negatives</text:span><text:span text:style-name="T8"> could freed slaves,/ who had seen learned priests, and mighty kings bow to/ all created nature--save before the Creator of nature--,/ have been </text:span><text:span text:style-name="T5">imparted</text:span><text:span text:style-name="T8"> taught? <text:s/>The celestial Deliverer did not/ ask that those He had elevated should accept dogmas, not/ even that of His eternal existence, but He demanded that/ they should not lower the manhood, to which His outstretched arm/ had raised them, at the shrine of material objects./</text:span></text:p>
      <text:p text:style-name="P6"><text:span text:style-name="T8"/></text:p>
      <text:p text:style-name="P6"><text:span text:style-name="T8">[Page 3]</text:span></text:p>
      <text:p text:style-name="P6"><text:span text:style-name="T8">An open, a solemn condemnation of heathenism, and of/ the atrocious practices it encouraged, was absolutely/ needed, and the address which thundered out of Sinai,/ denounced perjury and bloodthirstiness, </text:span><text:span text:style-name="T5">incest</text:span><text:span text:style-name="T8"> licentiousness and theft,/ defamation of characters and lust of gain. <text:s/>For, the/ land of pyramids and hyrogliphics[sic!] whence Israel issued,/ and the country of </text:span><text:span text:style-name="T5">commercial</text:span><text:span text:style-name="T8"> merchant princes in whose neighborhood,/ they were about to live, reeked with the burning of incense/ to infamous vices. <text:s/>Israel should not be overpowered/ by the fumes of profane libations./</text:span></text:p>
      <text:p text:style-name="P6"><text:span text:style-name="T8">But is the Decalogue in its every aspect, only "a string/ of negatives"? <text:s/>Did the God who formed a new nation/ to clothe it in holiness, have but warnings to give, as the/ sacerdotal robe? <text:s/>Verily: The Christian divine, would, in </text:span><text:span text:style-name="T5">the</text:span><text:span text:style-name="T8">/ </text:span><text:span text:style-name="T5">ardor of</text:span><text:span text:style-name="T8"> his fiery eloquence, have consumed two commandments enun-/-ciated at Horeb. <text:s/>They stand side by side. <text:s/>They look/ at each other with a positive understanding. <text:s/>"Remember/ the Sabbath-day" "Honor thy father and thy mother"./ <text:s/>The recognition of a prime Mover in all that sustains/ and gladdens the world, and of the necessity of devoting a/ time exclusively to His worship, is not a mere check, as flippantly/</text:span></text:p>
      <text:p text:style-name="P6"><text:span text:style-name="T8"/></text:p>
      <text:p text:style-name="P6"><text:span text:style-name="T8">[Page 4]</text:span></text:p>
      <text:p text:style-name="P6"><text:span text:style-name="T8">said of negative precepts, upon brutal propensities./ <text:s/>It is spirituality, which Hebrews alone could grasp/ even that early. <text:s/>The acknowledgment that the same/ great Mover of all things, set the angels to watch over/ our infant frames, and to work out in beautiful harmony,/ instincts which distinguish the higher from the lower/ animals; that those vigilant </text:span><text:span text:style-name="T5">guardians</text:span><text:span text:style-name="T8"> custodians and laborers/ have an imprescriptible claim to our reverence, can-/-not be styled as sentiment suiting a barbaric state. <text:s/>It is/ nobility, nobly represented. <text:s/>But I go further and/ assert, that each of the negative eight, has in some/ other page of the heavenly legislation an equivalent/ positive. <text:s/>A single sentence in Deuteronomy contains/ three "The Lord thy God thou shalt fear, Him thou shalt/ serve....by His name thou shalt swear" And is not/ the injunction "Thou shalt love the stranger," in juxta-/-position to the prohibition "thou shalt not kill," since/ foreign </text:span><text:span text:style-name="T5">enemies</text:span><text:span text:style-name="T8"> prisoners were slaughtered by pagans without/ compunctions? <text:s/>And the rigor with which female/ chastity was guarded, and the obligation of daily paying/ the operatives </text:span><text:span text:style-name="T5">daily</text:span><text:span text:style-name="T8"> their wages, and that of subjecting a/ false witness to the punishment his malice </text:span><text:span text:style-name="T5">wished</text:span><text:span text:style-name="T8"> aimed to have inflicted,/</text:span></text:p>
      <text:p text:style-name="P6"><text:span text:style-name="T8"/></text:p>
      <text:p text:style-name="P6"><text:span text:style-name="T8">[Page 5]</text:span></text:p>
      <text:p text:style-name="P6"><text:span text:style-name="T8">and the duty to bless the Lord for benefits obtained,/ are all these not statutes of a positive character, agree-/-ing with negatives in the Decalogue?/</text:span></text:p>
      <text:p text:style-name="P6"><text:soft-page-break/><text:span text:style-name="T8">But I have </text:span><text:span text:style-name="T5">imposed</text:span><text:span text:style-name="T8"> trespassed on your patience, my hearers. <text:s/>I/ might have at once quoted the golden rule, and thus/ have hurled a stone, which dashes to fragments the/ high turret from whence a christian divine sought to/ attack the ten utterances of Sovereign Wisdom. <text:s/>"Thou/ shalt love thy neighbor </text:span><text:span text:style-name="T5">like</text:span><text:span text:style-name="T8"> as thyself" possesses an earn-/-est positiveness, unexcelled by any system of religion,/ since Moses was bid to write it down. <text:s/>The ordinance/ has not been embodied in the Decalogue, but it is the ideal luminary </text:span><text:span text:style-name="T5">standards</text:span><text:span text:style-name="T8"> of Judaism/ splendidly evolved therefrom to its full orb and extent./ <text:s/>False is then the assertion with which a Christian minister/ covers an ill-concealed skepticism, that "in the New/ Testament for the first time appeared the injunction "thou/ shalt", and that "man should therefore graduate from the/ condition in which the negatives ruled, and come under the/ influence of the positive and higher law". <text:s/>To presume so/ </text:span><text:span text:style-name="T5">thus</text:span><text:span text:style-name="T8"> to impose on human credulity, and subtly to challenge the/ origin of the Sinaic proclamation, is to strike at the very/ </text:span><text:span text:style-name="T5">foundation</text:span><text:span text:style-name="T8"> heart of social morality./</text:span></text:p>
      <text:p text:style-name="P6"><text:span text:style-name="T8"/></text:p>
      <text:p text:style-name="P6"><text:span text:style-name="T8">[Page 6]</text:span></text:p>
      <text:p text:style-name="P6"><text:span text:style-name="T8">And thou, impious Jewish preacher, that hast entered a/ </text:span><text:span text:style-name="T5">thy</text:span><text:span text:style-name="T8"> protest against that proclamation, because it threatens to fetter</text:span><text:span text:style-name="T5">s</text:span><text:span text:style-name="T8">/ thy children with the chords of thy sins. <text:s/>Say now: Shall/ thy example rear scoffers, deniers of a Being-the archi-/-type of virtue--and not entail on thy offspring misery?/ <text:s/>How could the Lord better protect thy own from the le-/-prosy of the soul, than by showing thee in advance, the/ suffering which thy uncleanness would bring through con-/-tagion? <text:s/>How could the Lord better shield nations/ from ruin, than by sending an austere messenger to/ human households and terrify parents into an upright/ demeanour? <text:s/>For sure as besotted drunkards will beget/ dullards, and the debauched will engraft low passions/ upon their seed, so will crimes rising from a disbelief in/ a ubiquitous Providence </text:span><text:span text:style-name="T5">occasion</text:span><text:span text:style-name="T8"> force </text:span><text:span text:style-name="T5">down</text:span><text:span text:style-name="T8"> along disasters and woful[sic!]/ calamities. <text:s/>The Almighty Himself cannot prevent/ the downfall of republics or kingdoms, when homes sink/ into the slough of corruption. <text:s/>For, communities are an ag-/-gregate of individuals, whose conduct</text:span><text:span text:style-name="T5">ed</text:span><text:span text:style-name="T8"> is moulded at the/ fire-sides. <text:s/>When Rectitude is chased from there, the/ overthrow of the social edifice is inevitable./</text:span></text:p>
      <text:p text:style-name="P6"><text:span text:style-name="T8"/></text:p>
      <text:p text:style-name="P6"><text:span text:style-name="T8">[Page 7]</text:span></text:p>
      <text:p text:style-name="P6"><text:span text:style-name="T8">Merciful was the caution. <text:s/>From the source of good-/-ness alone could the second commandment have proceeded./ <text:s/>It told fathers and mothers this all essential lesson./ <text:s/>The happiness of your posterity lies in your hands./ <text:s/>If you stoop before images, either graven on metals/ or stamped upon paper, your sons and daughters will/ bend still lower and their moral growth will be/ stunted. <text:s/>If you live up to Truth, stand up for/ Truth, the image of your pure souls will beam forth/ in the very looks of your children, and they will in/ turn impress on their descendants the dignity of an/ honest manhood, the sublimity of a righteous existence, the/ felicity of virtue. <text:s/>But God must be the ideal, as/ expressed in the opening words of the Decalogue. <text:s/>The Deli-/-verer of the oppressed, the Avenger of offended justice, the/ Recompenser of every deed, shall have a </text:span><text:span text:style-name="T5">throne</text:span><text:span text:style-name="T8"> shrine in your/ homes as in the Sanctuary. <text:s/>And you are the two/ cherubim above whom the Divinity must hover. <text:s/>Then you/ may feel at rest. <text:s/>For though it is written, that "a jealous/ God visits the inequities of parents on the children," we have/ also been promised that "the tender-kindness of the Lord/ continues everlastingly with those who fear Him, and/</text:span></text:p>
      <text:p text:style-name="P6"><text:span text:style-name="T8"/></text:p>
      <text:p text:style-name="P6"><text:span text:style-name="T8">[Page 8]</text:span></text:p>
      <text:p text:style-name="P6"><text:span text:style-name="T8">His goodness to their children's children; even with those/ that keep His covenant and remember His statues by ob-/serving them." <text:s/>To the instruction derogatory of the Deity,/ </text:span><text:span text:style-name="T5">and</text:span><text:span text:style-name="T8"> unworthy of our attention? <text:s/>Oh! that it were/ thoroughly understood, and sedulously acted upon?/</text:span></text:p>
      <text:p text:style-name="P6"><text:span text:style-name="T8"/></text:p>
      <text:p text:style-name="P6"><text:span text:style-name="T8">I sincerely congratulate you, O brother Bill, on the significant coincidence./ <text:s/>The first time that you were invited to bless your Maker in a solemn assembly,/ you have thanked Him before and after having heard a portion which narrates/ the most important event in the annals of mankind. <text:s/>You have heard from whom/ you have descended, and what is your mission as the child of the covenant./ <text:s/>Abraham </text:span><text:soft-page-break/><text:span text:style-name="T8">who walked erect at a bright light, when all else groped in darkness,/ foresaw that his seed would grow to be keeper of a belief destined to knit the creatures/ of the earth together. <text:s/>Moses still higher than Abraham, stretched his vision/ further. <text:s/>He foresaw that to preserve that belief in its purity, wise laws/ must be ordained and enforced. <text:s/>And the God of Abraham and of Moses deigned/ Himself to proclaim these laws, calling upon us to be the guardians thereof./ <text:s/>This day, to you so memorable, you have been told that event, but you have also/ learn its </text:span><text:span text:style-name="T5">signal</text:span><text:span text:style-name="T8"> attending consequence. <text:s/>You were made a priest of the One living Lord. <text:s/>You will/ be henceforth known as such, not by the garments you wear, but by the/ actions you perform. <text:s/>when you will resist temptations (alas! never so powerful/</text:span></text:p>
      <text:p text:style-name="P6"><text:span text:style-name="T8"/></text:p>
      <text:p text:style-name="P6"><text:span text:style-name="T8">[Page 9]</text:span></text:p>
      <text:p text:style-name="P6"><text:span text:style-name="T8">as now) and be an Israelite without pull[?], showing your/ faith in devoting your time not simply to gain wealth, but to burden/ the sphere of your usefulness in the social family, and specially amidst/ the house of Jacob. <text:s/>When your professions and your practices will exactly/ tally, you shall be the minister of the God of Sinai, a glory to/ your ancestry, an honor to parents and grandsires who have built upon/ you fond hopes, and, shall I add a consolation to me? <text:s/>Yes: a comfort/ to one of God's servants to know that his ministry has not been/ barren of some goodly fruits. <text:s/>For as often as I address your/ coevals, I reproach myself on the abortiveness of my labors./ <text:s/>Oh may </text:span><text:span text:style-name="T7">you</text:span><text:span text:style-name="T8"> grow, according to my wishes; physically vigorous,/ but morally gigantic, as a cedar of Lebanon, planted in/ the courts of our Lord, expanding its fragrant branches, to/ the delight of all beholders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8T12:02:23.57</meta:creation-date>
    <dc:date>2012-05-08T13:23:54.88</dc:date>
    <dc:creator>Penn Libraries</dc:creator>
    <meta:editing-duration>PT00H03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039" meta:character-count="12676"/>
  </office:meta>
</office:document-meta>
</file>